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itle">
      <style:text-properties style:font-name="Liberation Sans" officeooo:rsid="00033199" officeooo:paragraph-rsid="00033199"/>
    </style:style>
    <style:style style:name="P2" style:family="paragraph" style:parent-style-name="Heading_20_2">
      <style:text-properties officeooo:rsid="0003693b" officeooo:paragraph-rsid="0003693b"/>
    </style:style>
    <style:style style:name="P3" style:family="paragraph" style:parent-style-name="Heading_20_3">
      <style:text-properties officeooo:rsid="0006c2b5" officeooo:paragraph-rsid="0006c2b5"/>
    </style:style>
    <style:style style:name="P4" style:family="paragraph" style:parent-style-name="Heading_20_4">
      <style:text-properties officeooo:rsid="0006c2b5" officeooo:paragraph-rsid="0006c2b5"/>
    </style:style>
    <style:style style:name="P5" style:family="paragraph" style:parent-style-name="Heading_20_4">
      <style:text-properties officeooo:rsid="000725fa" officeooo:paragraph-rsid="000725fa"/>
    </style:style>
    <style:style style:name="P6" style:family="paragraph" style:parent-style-name="Heading_20_4">
      <style:text-properties officeooo:rsid="0009011c" officeooo:paragraph-rsid="0009011c"/>
    </style:style>
    <style:style style:name="P7" style:family="paragraph" style:parent-style-name="Heading_20_4">
      <style:text-properties officeooo:rsid="000aa578" officeooo:paragraph-rsid="000aa578"/>
    </style:style>
    <style:style style:name="P8" style:family="paragraph" style:parent-style-name="Text_20_body" style:list-style-name="List_20_1">
      <style:text-properties style:font-name="Liberation Serif" fo:font-size="12pt" officeooo:rsid="00054550" officeooo:paragraph-rsid="00054550" style:font-size-asian="12pt" style:font-size-complex="12pt"/>
    </style:style>
    <style:style style:name="P9" style:family="paragraph" style:parent-style-name="Text_20_body">
      <style:text-properties officeooo:rsid="0006c2b5" officeooo:paragraph-rsid="0006c2b5"/>
    </style:style>
    <style:style style:name="P10" style:family="paragraph" style:parent-style-name="Text_20_body">
      <style:text-properties fo:font-size="12pt" officeooo:rsid="0003693b" officeooo:paragraph-rsid="0003693b" style:font-size-asian="12pt" style:font-size-complex="12pt"/>
    </style:style>
    <style:style style:name="P11" style:family="paragraph" style:parent-style-name="Text_20_body">
      <style:text-properties fo:font-size="12pt" officeooo:rsid="00054550" officeooo:paragraph-rsid="00054550" style:font-size-asian="12pt" style:font-size-complex="12pt"/>
    </style:style>
    <style:style style:name="P12" style:family="paragraph" style:parent-style-name="Text_20_body">
      <style:text-properties fo:font-size="12pt" officeooo:rsid="0006c2b5" officeooo:paragraph-rsid="0006c2b5" style:font-size-asian="12pt" style:font-size-complex="12pt"/>
    </style:style>
    <style:style style:name="P13" style:family="paragraph" style:parent-style-name="Text_20_body" style:list-style-name="List_20_1">
      <style:text-properties fo:font-size="12pt" officeooo:rsid="0006c2b5" officeooo:paragraph-rsid="0006c2b5" style:font-size-asian="12pt" style:font-size-complex="12pt"/>
    </style:style>
    <style:style style:name="P14" style:family="paragraph" style:parent-style-name="Text_20_body" style:master-page-name="">
      <loext:graphic-properties draw:fill="none"/>
      <style:paragraph-properties fo:margin-left="0.4366in" fo:margin-right="0in" fo:margin-top="0in" fo:margin-bottom="0.0972in" style:contextual-spacing="false" fo:line-height="115%" fo:text-indent="0in" style:auto-text-indent="false" style:page-number="auto" fo:background-color="transparent"/>
      <style:text-properties fo:font-size="12pt" officeooo:rsid="0006c2b5" officeooo:paragraph-rsid="0006c2b5" style:font-size-asian="12pt" style:font-size-complex="12pt"/>
    </style:style>
    <style:style style:name="P15" style:family="paragraph" style:parent-style-name="Text_20_body" style:list-style-name="List_20_1">
      <style:text-properties fo:font-size="12pt" officeooo:paragraph-rsid="0006c2b5" style:font-size-asian="12pt" style:font-size-complex="12pt"/>
    </style:style>
    <style:style style:name="P16" style:family="paragraph" style:parent-style-name="Text_20_body" style:list-style-name="List_20_1">
      <style:text-properties fo:font-size="12pt" officeooo:rsid="0007180f" officeooo:paragraph-rsid="0007180f" style:font-size-asian="12pt" style:font-size-complex="12pt"/>
    </style:style>
    <style:style style:name="P17" style:family="paragraph" style:parent-style-name="Text_20_body" style:list-style-name="List_20_1">
      <style:text-properties fo:font-size="12pt" officeooo:rsid="0007180f" officeooo:paragraph-rsid="000725fa" style:font-size-asian="12pt" style:font-size-complex="12pt"/>
    </style:style>
    <style:style style:name="P18" style:family="paragraph" style:parent-style-name="Text_20_body">
      <style:text-properties officeooo:rsid="0009011c" officeooo:paragraph-rsid="0009011c"/>
    </style:style>
    <style:style style:name="P19" style:family="paragraph" style:parent-style-name="Text_20_body">
      <style:text-properties officeooo:rsid="000aa578" officeooo:paragraph-rsid="000aa578"/>
    </style:style>
    <style:style style:name="P20" style:family="paragraph" style:parent-style-name="Text_20_body">
      <style:text-properties officeooo:paragraph-rsid="000aa578"/>
    </style:style>
    <style:style style:name="P21" style:family="paragraph" style:parent-style-name="Text_20_body" style:master-page-name="">
      <loext:graphic-properties draw:fill="none"/>
      <style:paragraph-properties fo:margin-left="0.5in" fo:margin-right="0in" fo:margin-top="0in" fo:margin-bottom="0.0972in" style:contextual-spacing="false" fo:line-height="115%" fo:text-indent="0in" style:auto-text-indent="false" style:page-number="auto" fo:background-color="transparent"/>
      <style:text-properties officeooo:paragraph-rsid="000725fa"/>
    </style:style>
    <style:style style:name="P22" style:family="paragraph" style:parent-style-name="Text_20_body">
      <style:text-properties style:font-name="Liberation Serif" fo:font-size="12pt" officeooo:rsid="00033199" officeooo:paragraph-rsid="00033199" style:font-size-asian="12pt" style:font-size-complex="12pt"/>
    </style:style>
    <style:style style:name="T1" style:family="text">
      <style:text-properties officeooo:rsid="00054550"/>
    </style:style>
    <style:style style:name="T2" style:family="text">
      <style:text-properties officeooo:rsid="0006c2b5"/>
    </style:style>
    <style:style style:name="T3" style:family="text">
      <style:text-properties officeooo:rsid="0007180f"/>
    </style:style>
    <style:style style:name="T4" style:family="text">
      <style:text-properties officeooo:rsid="000725fa"/>
    </style:style>
    <style:style style:name="T5" style:family="text">
      <style:text-properties fo:font-size="12pt" style:font-size-asian="12pt" style:font-size-complex="12pt"/>
    </style:style>
    <style:style style:name="T6" style:family="text">
      <style:text-properties style:font-name="Liberation Serif"/>
    </style:style>
    <style:style style:name="T7" style:family="text">
      <style:text-properties style:font-name="Liberation Serif" fo:font-size="12pt" style:font-size-asian="12pt" style:font-size-complex="12pt"/>
    </style:style>
    <style:style style:name="T8" style:family="text">
      <style:text-properties style:font-name="Liberation Serif" fo:font-size="12pt" officeooo:rsid="0003693b" style:font-size-asian="12pt" style:font-size-complex="12pt"/>
    </style:style>
    <style:style style:name="T9" style:family="text">
      <style:text-properties officeooo:rsid="000aa57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Report</text:p>
      <text:h text:style-name="Heading_20_2" text:outline-level="2">Abstract</text:h>
      <text:p text:style-name="P22">This report provides a comprehensive overview of the code structure and design of a card game project developed in C. The project demonstrates fundamental programming principles, including the use of data structures, strings, arrays, functions, and more. Furthermore, it highlights the challenges encountered during implementation, particularly with the ApplyCardEffect function and the logic of removing eliminated players from the game and determining the winner. It is noteworthy that the project under discussion was implemented by Bohdan Ohorodnykov. <text:s text:c="3"/></text:p>
      <text:h text:style-name="Heading_20_2" text:outline-level="2">Introduction</text:h>
      <text:p text:style-name="P10">The card game project, written in C, is the mandatory part of Introduction to Computer Programming Course. It showcases the applications of foundational programming skills, such as structuring data, managing game logic, and ensuring program functionality through modular design. The challenges encountered during the development process provided valuable learning opportunities and practical experience in debugging and software design.</text:p>
      <text:h text:style-name="P2" text:outline-level="2">Code Structure</text:h>
      <text:h text:style-name="Heading_20_3" text:outline-level="3">1.<text:span text:style-name="T1">Data Structures</text:span></text:h>
      <text:p text:style-name="P11">The project employs two primary data structures: the Card and the Player. These structures form the basis for the management of the game's state.</text:p>
      <text:h text:style-name="Heading_20_4" text:outline-level="4">a. Card structure</text:h>
      <text:p text:style-name="P11">The card structure is a representation of the individual cards that comprise the game. It comprises the following elements:</text:p>
      <text:list xml:id="list377911143" text:style-name="List_20_1">
        <text:list-item>
          <text:list>
            <text:list-item>
              <text:list>
                <text:list-item>
                  <text:p text:style-name="P8">suit: A string representing the suit of the card (Clubs, Spades, Hearts, Diamonds)</text:p>
                </text:list-item>
                <text:list-item>
                  <text:p text:style-name="P8">rank: An integer denoting the card’s rank(e.g.,J=8, Q=9, K=10)</text:p>
                </text:list-item>
                <text:list-item>
                  <text:p text:style-name="P8">isFaceUp: A flag (1 or 0) indicating whether the card is face up or face down, critical for gameplay mechanics.</text:p>
                </text:list-item>
              </text:list>
            </text:list-item>
          </text:list>
        </text:list-item>
      </text:list>
      <text:h text:style-name="Heading_20_4" text:outline-level="4">b. Player Structure </text:h>
      <text:p text:style-name="P12">The Player structure represents individual players in the game. It includes:</text:p>
      <text:list xml:id="list152838261070127" text:continue-numbering="true" text:style-name="List_20_1">
        <text:list-item>
          <text:list>
            <text:list-item>
              <text:list>
                <text:list-item>
                  <text:p text:style-name="P13">name: A string for a name of a player </text:p>
                </text:list-item>
                <text:list-item>
                  <text:p text:style-name="P13">LP: An amount of life points of a Player</text:p>
                </text:list-item>
                <text:list-item>
                  <text:p text:style-name="P13"><text:soft-page-break/>Cards: An array of player’s cards</text:p>
                </text:list-item>
                <text:list-item>
                  <text:p text:style-name="P13">IsEliminated: A flag for a player to understand if it is eliminated from a game or not</text:p>
                </text:list-item>
              </text:list>
            </text:list-item>
          </text:list>
        </text:list-item>
      </text:list>
      <text:p text:style-name="P9"><text:span text:style-name="T5">This structure helps us to manage all important moves, such as using player’s card or eliminating player from a game.</text:span> </text:p>
      <text:h text:style-name="P3" text:outline-level="3">2.Functions</text:h>
      <text:p text:style-name="P14">The program is structured with modular functions, which can be categorized as follows:</text:p>
      <text:h text:style-name="P4" text:outline-level="4">a. Core Game Functions:</text:h>
      <text:list xml:id="list152838932755988" text:continue-numbering="true" text:style-name="List_20_1">
        <text:list-item>
          <text:list>
            <text:list-item>
              <text:list>
                <text:list-item>
                  <text:p text:style-name="P13">InitializeDeck and ShuffleDeck : Functions to create an array of structures Card called Deck and <text:tab/>to shuffle it.</text:p>
                </text:list-item>
                <text:list-item>
                  <text:p text:style-name="P13">Dealcards: Function to deal two cards to each player: one is face up second is face down</text:p>
                </text:list-item>
                <text:list-item>
                  <text:p text:style-name="P15"><text:span text:style-name="T2">ApplyCardEffect: </text:span><text:span text:style-name="T3">To my mind it is the most important function. It</text:span><text:span text:style-name="T2"> </text:span><text:span text:style-name="T3">h</text:span>andles the logic for card effects during gameplay. It interprets the rank and suit of a played card, applies its effect to the game state or players, and resolves interactions with other cards or rules.</text:p>
                </text:list-item>
                <text:list-item>
                  <text:p text:style-name="P16">PromptAction: A function to ask a player what he wants to do. For example, to use their face down card or not.</text:p>
                </text:list-item>
              </text:list>
            </text:list-item>
          </text:list>
        </text:list-item>
      </text:list>
      <text:h text:style-name="Heading_20_4" text:outline-level="4">b. <text:span text:style-name="T3">Functions Helpers:</text:span></text:h>
      <text:list text:continue-numbering="true" text:style-name="List_20_1">
        <text:list-item>
          <text:list>
            <text:list-item>
              <text:list>
                <text:list-header>
                  <text:p text:style-name="P17"><text:s/>Functions such as ShowWarningMessage, DisplayGameState, CheckandRemove and GetValidInput were implemented to address significant issues without overloading core functions with extensive code.</text:p>
                  <text:p text:style-name="P17">For instance, the DisplayGameState function proved to be instrumental in the process of debugging, as it facilitates the identification of instances where a player has lost LP. The implementation of the function CheckAndRemove, on the other hand, presented significant challenges, as it involves the reduction of an array of players.</text:p>
                </text:list-header>
              </text:list>
            </text:list-item>
          </text:list>
        </text:list-item>
      </text:list>
      <text:h text:style-name="P5" text:outline-level="4">c. Function to find Previous and Next player:</text:h>
      <text:p text:style-name="P21">Functions such as NextPlayerARO and PrevPlayerARO were found to be both useful and straightforward to implement. These functions facilitate the identification of the subsequent and anteceding player in an ascending ring order, thereby ensuring that the initial player is also the final player. </text:p>
      <text:h text:style-name="Heading_20_2" text:outline-level="2"><text:soft-page-break/><text:s/>Implementation challenges</text:h>
      <text:h text:style-name="P6" text:outline-level="4">1.ApplyCardEffect Function</text:h>
      <text:p text:style-name="P18">This function plays a significant role in the overall programme, and its implementation proved to be the most challenging aspect of the project. It utilises numerous helper functions and incorporates a substantial number of if statements. The implementation of the game's rules proved to be a substantial challenge; however, the process was successfully completed, ensuring the logic functions consistently across all player values. </text:p>
      <text:h text:style-name="P7" text:outline-level="4">2.Logic for determining the winner</text:h>
      <text:p text:style-name="P19">The process of identifying the winner proved to be a significant challenge. The implementation of this function was executed within the CheckAndRemove function. The implementation encountered various issues, which were addressed through debugging and the incorporation of additional if statements. </text:p>
      <text:p text:style-name="P19"/>
      <text:h text:style-name="Heading_20_2" text:outline-level="2">Conclusion</text:h>
      <text:p text:style-name="P20"><text:span text:style-name="T6">This project proves the author's ability to design and implement a fully functional card game autonomously. The well-structured data models (Card and Player) and modular functions allowed for efficient management of game mechanics and states. The implementation of applyCardEffect and the determination of the winner presented challenges, but these were successfully resolved, providing invaluable insights into debugging and software design. Future enhancements to the game should include expanding its functionality or improving its performance through code optimisatio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1.552in" fo:margin-right="0.7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10T19:14:46.604584582</meta:creation-date>
    <dc:date>2024-12-19T15:28:36.742975252</dc:date>
    <meta:editing-duration>PT9M48S</meta:editing-duration>
    <meta:editing-cycles>2</meta:editing-cycles>
    <meta:generator>LibreOffice/24.2.7.2$Linux_X86_64 LibreOffice_project/420$Build-2</meta:generator>
    <meta:print-date>2024-12-19T15:28:32.471936404</meta:print-date>
    <meta:printed-by>PDF files</meta:printed-by>
    <meta:document-statistic meta:table-count="0" meta:image-count="0" meta:object-count="0" meta:page-count="3" meta:paragraph-count="39" meta:word-count="755" meta:character-count="5008" meta:non-whitespace-character-count="4292"/>
  </office:meta>
</office:document-meta>
</file>